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.126cm" style:use-optimal-column-width="false"/>
    </style:style>
    <style:style style:name="co2" style:family="table-column">
      <style:table-column-properties style:column-width="72.351cm" style:use-optimal-column-width="false"/>
    </style:style>
    <style:style style:name="co3" style:family="table-column">
      <style:table-column-properties style:column-width="80.145cm" style:use-optimal-column-width="false"/>
    </style:style>
    <style:style style:name="co4" style:family="table-column">
      <style:table-column-properties style:column-width="135.481cm" style:use-optimal-column-width="false"/>
    </style:style>
    <style:style style:name="co5" style:family="table-column">
      <style:table-column-properties style:column-width="133.578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47.426cm" style:use-optimal-row-height="false"/>
    </style:style>
    <style:style style:name="ce1" style:family="table-cell">
      <loext:graphic-properties draw:textarea-vertical-align="middle"/>
      <style:text-properties fo:font-size="200pt" style:font-size-asian="200pt" style:font-size-complex="200pt"/>
    </style:style>
    <style:style style:name="ce2" style:family="table-cell">
      <loext:graphic-properties draw:textarea-vertical-align="middle"/>
      <style:paragraph-properties fo:text-align="center" style:text-autospace="none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3" style:family="table-cell">
      <loext:graphic-properties draw:textarea-vertical-align="middle"/>
      <style:text-properties style:font-name="Alvi Nastaleeq" fo:font-size="200pt" fo:font-weight="bold" style:font-size-asian="200pt" style:font-weight-asian="bold" style:font-name-complex="Alvi Nastaleeq" style:font-size-complex="200pt" style:font-weight-complex="bold"/>
    </style:style>
    <style:style style:name="ce4" style:family="table-cell">
      <loext:graphic-properties draw:textarea-vertical-align="middle"/>
      <style:text-properties fo:font-size="200pt" fo:font-weight="bold" style:font-size-asian="200pt" style:font-weight-asian="bold" style:font-size-complex="200pt" style:font-weight-complex="bold"/>
    </style:style>
    <style:style style:name="ce5" style:family="table-cell">
      <loext:graphic-properties draw:textarea-vertical-align="middle"/>
      <style:paragraph-properties fo:text-align="center" style:text-autospace="none"/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ce6" style:family="table-cell">
      <loext:graphic-properties draw:textarea-vertical-align="middle"/>
      <style:text-properties style:font-name="Tahoma" fo:font-size="180pt" fo:font-weight="normal" style:font-size-asian="180pt" style:font-weight-asian="normal" style:font-size-complex="180pt" style:font-weight-complex="normal"/>
    </style:style>
    <style:style style:name="ce7" style:family="table-cell">
      <loext:graphic-properties draw:textarea-vertical-align="middle"/>
      <style:paragraph-properties fo:text-align="end" style:text-autospace="none"/>
      <style:text-properties fo:font-size="200pt" style:font-size-asian="200pt" style:font-size-complex="200pt"/>
    </style:style>
    <style:style style:name="ce8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9" style:family="table-cell">
      <loext:graphic-properties draw:textarea-vertical-align="middle"/>
      <style:paragraph-properties style:text-autospace="none"/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ce10" style:family="table-cell">
      <loext:graphic-properties draw:textarea-vertical-align="middle"/>
      <style:paragraph-properties fo:text-align="center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11" style:family="table-cell">
      <loext:graphic-properties draw:textarea-vertical-align="middle"/>
      <style:text-properties style:font-name="Alvi Nastaleeq" fo:font-size="200pt" style:font-size-asian="200pt" style:font-name-complex="Alvi Nastaleeq" style:font-size-complex="200pt"/>
    </style:style>
    <style:style style:name="ce12" style:family="table-cell">
      <loext:graphic-properties draw:textarea-vertical-align="middle"/>
      <style:paragraph-properties fo:text-align="center" style:text-autospace="none"/>
      <style:text-properties fo:font-size="200pt" style:font-size-asian="200pt" style:font-size-complex="200pt"/>
    </style:style>
    <style:style style:name="P1" style:family="paragraph">
      <style:paragraph-properties fo:margin-left="1.5cm" fo:margin-right="1.5cm" fo:margin-top="1.5cm" fo:margin-bottom="1.5cm" fo:text-align="center" fo:text-indent="0cm" style:text-autospace="none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margin-left="1.5cm" fo:margin-right="1.5cm" fo:margin-top="1.5cm" fo:margin-bottom="1.5cm" fo:text-align="center" fo:text-indent="0cm" style:text-autospace="none"/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P3" style:family="paragraph">
      <style:paragraph-properties fo:margin-left="1.5cm" fo:margin-right="1.5cm" fo:margin-top="1.5cm" fo:margin-bottom="1.5cm" fo:text-align="end" fo:text-indent="0cm" style:text-autospace="none"/>
      <style:text-properties fo:font-size="200pt" style:font-size-asian="200pt" style:font-size-complex="200pt"/>
    </style:style>
    <style:style style:name="P4" style:family="paragraph">
      <style:paragraph-properties fo:margin-left="1.5cm" fo:margin-right="1.5cm" fo:margin-top="1.5cm" fo:margin-bottom="1.5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5" style:family="paragraph">
      <style:paragraph-properties fo:margin-left="1.5cm" fo:margin-right="1.5cm" fo:margin-top="1.5cm" fo:margin-bottom="1.5cm" fo:text-indent="0cm" style:text-autospace="none"/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P6" style:family="paragraph">
      <style:paragraph-properties fo:margin-left="1.5cm" fo:margin-right="1.5cm" fo:margin-top="1.5cm" fo:margin-bottom="1.5cm" fo:text-align="center" fo:text-indent="0cm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7" style:family="paragraph">
      <style:paragraph-properties fo:margin-left="1.5cm" fo:margin-right="1.5cm" fo:margin-top="1.5cm" fo:margin-bottom="1.5cm" fo:text-align="center" fo:text-indent="0cm" style:text-autospace="none"/>
      <style:text-properties fo:font-size="200pt" style:font-size-asian="200pt" style:font-size-complex="200pt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442.932cm" svg:height="256.22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5"/>
            <table:table-column table:style-name="co1"/>
            <table:table-row table:style-name="ro1" table:default-cell-style-name="ce1">
              <table:table-cell/>
              <table:table-cell table:style-name="ce2" table:number-columns-spanned="2">
                <text:p text:style-name="P1">شمع سے شمع جلے، سلسلہ جاری رہے<text:line-break/>ہم رہیں یا نہ رہیں، یہ عزاداری رہے</text:p>
              </table:table-cell>
              <table:covered-table-cell table:style-name="ce3"/>
              <table:table-cell table:style-name="ce4"/>
              <table:table-cell table:style-name="ce5" table:number-columns-spanned="2">
                <text:p text:style-name="P2">Shama se shama jale, silsila jari rahe,<text:line-break/>Hum rahain ya na rahain, ye azadari rahe</text:p>
              </table:table-cell>
              <table:covered-table-cell table:style-name="ce6"/>
              <table:table-cell/>
            </table:table-row>
            <table:table-row table:style-name="ro2" table:default-cell-style-name="ce7">
              <table:table-cell>
                <text:p text:style-name="P3"><text:span text:style-name="T1">2</text:span></text:p>
              </table:table-cell>
              <table:table-cell table:style-name="ce8">
                <text:p text:style-name="P4">لاکھ بدلے یہ زمانے کی رَوِش اور موسم<text:line-break/>ایک پل بھی نہ رُکے اَشکِ عزا اور ماتم<text:line-break/>ماتمِ شہہ کا جنوں، ذہن پر تاری ہی<text:line-break/><text:line-break/>رہے ہم رہیں یا نہ رہیں یہ عزاداری رہے</text:p>
              </table:table-cell>
              <table:table-cell table:style-name="ce8">
                <text:p text:style-name="P4">اپنی نسلوں کو سِکھاتے رہو ماتم کا ہنر<text:line-break/>سینہ دَر سینہ کرے بس یہ عزاداری سفر<text:line-break/>جیسے حالات بھی ہوں، یہ عمل جاری رہے<text:line-break/><text:line-break/>ہم رہیں یا نہ رہیں ، یہ عزاداری رہے</text:p>
              </table:table-cell>
              <table:table-cell>
                <text:p text:style-name="P3"><text:span text:style-name="T1">1</text:span></text:p>
              </table:table-cell>
              <table:table-cell table:style-name="ce9">
                <text:p text:style-name="P5">Apni naslon lo sikhate raho, matam ka hunar,<text:line-break/>Seena dar seena kare, bus ye azadari safar,<text:line-break/>Jaise halat bhi hon, ye amal jari rahe,<text:line-break/><text:line-break/>Hum rahain ya na rahain, ye azadari rahe</text:p>
              </table:table-cell>
              <table:table-cell table:style-name="ce9">
                <text:p text:style-name="P5">Lakh badle ye zamane ki ravish aur mausam,<text:line-break/>Eik pal bhi na ruke ashk-e-aza aur matam,<text:line-break/>Matam-e-sheh ka junoon, zahn par tari rahe<text:line-break/><text:line-break/>Hum rahain ya na rahain, ye azadari rahe</text:p>
              </table:table-cell>
              <table:table-cell>
                <text:p text:style-name="P3"><text:span text:style-name="T1">2</text:span></text:p>
              </table:table-cell>
            </table:table-row>
            <table:table-row table:style-name="ro2" table:default-cell-style-name="ce7">
              <table:table-cell>
                <text:p text:style-name="P3"><text:span text:style-name="T1">4</text:span></text:p>
              </table:table-cell>
              <table:table-cell table:style-name="ce8">
                <text:p text:style-name="P4">یہ سبیلیں یونہی آباد رہیں اہلِ عزا<text:line-break/>اور گھر گھر پہ نظر آئے علم غازیؑ کا<text:line-break/>یہ علم اونچا رہے، یہ علمداری رہے<text:line-break/><text:line-break/>ہم رہیں یا نہ رہیں یہ عزاداری رہے</text:p>
              </table:table-cell>
              <table:table-cell table:style-name="ce8">
                <text:p text:style-name="P4">تُم اگر ذاكر شبیرؑ ہو یہ یاد رہے<text:line-break/>چاہے اِس غم كے لیے سَر بھی کٹے گھر بھی جلے<text:line-break/>حُرْمَتِ فرش عزا، جان سے پیاری رہے<text:line-break/><text:line-break/>ہم رہیں یا نہ رہیں یہ عزاداری رہے</text:p>
              </table:table-cell>
              <table:table-cell>
                <text:p text:style-name="P3"><text:span text:style-name="T1">3</text:span></text:p>
              </table:table-cell>
              <table:table-cell table:style-name="ce9">
                <text:p text:style-name="P5">Tum agar zakir-e-Shabbir ho, yeh yaad rahe,<text:line-break/>Chahe is gam ke liye, sar bhi kate ghar bhi jale<text:line-break/>Hurmat-e-farsh-e-aza, jaan se pyari rahe,<text:line-break/><text:line-break/>Hum rahain ya na rahain, ye azadari rahe</text:p>
              </table:table-cell>
              <table:table-cell table:style-name="ce9">
                <text:p text:style-name="P5">Yeh sabilein yuhin aabad rahein ahl-e-aza,<text:line-break/>Aur ghar ghar pe nazar aaye alam Ghazi ka,<text:line-break/>Ye alam uncha rahe, yeh alamdari rahe,<text:line-break/><text:line-break/>Hum rahain ya na rahain, ye azadari rahe</text:p>
              </table:table-cell>
              <table:table-cell>
                <text:p text:style-name="P3"><text:span text:style-name="T1">4</text:span></text:p>
              </table:table-cell>
            </table:table-row>
            <table:table-row table:style-name="ro2" table:default-cell-style-name="ce7">
              <table:table-cell>
                <text:p text:style-name="P3"><text:span text:style-name="T1">6</text:span></text:p>
              </table:table-cell>
              <table:table-cell table:style-name="ce8">
                <text:p text:style-name="P4">ماؤں بہنوں کو ہے پیغام میرا صرف یہی<text:line-break/>اپنے بچّوں کو جلوسوں سے نہیں روکو کبھی<text:line-break/>یہ شہادت ہے شرف، یہ شرف جاری رہے<text:line-break/><text:line-break/>ہم رہیں یا نہ رہیں یہ عزاداری رہے</text:p>
              </table:table-cell>
              <table:table-cell table:style-name="ce8">
                <text:p text:style-name="P4">دنیا والوں کی نہ پرواہ نہ کچھ بات کرو<text:line-break/>منــتّی بیڑیاں سجادؑ كے غم میں پہنو<text:line-break/>رونقِ فرشِ عزا، گریہ و زاری رہے<text:line-break/><text:line-break/>ہم رہیں یا نہ رہیں یہ عزاداری رہے</text:p>
              </table:table-cell>
              <table:table-cell>
                <text:p text:style-name="P3"><text:span text:style-name="T1">5</text:span></text:p>
              </table:table-cell>
              <table:table-cell table:style-name="ce9">
                <text:p text:style-name="P5">Dunia walon ki na parvah na kutch baat karo,<text:line-break/>Mannati bairiyan Sajjad ke gham me pehno,<text:line-break/>Raunaqe farsh-e-aza girya-o-zari rahe<text:line-break/><text:line-break/>Hum rahain ya na rahain, ye azadari rahe</text:p>
              </table:table-cell>
              <table:table-cell table:style-name="ce9">
                <text:p text:style-name="P5">Maaon behnon ko hai paigam mera sirf yahi,<text:line-break/>Aapne bacchon ko juluson se nahi roko kabhi,<text:line-break/>Yeh shahadat hai sharaf, yeh sharaf jaari rahe,<text:line-break/><text:line-break/>Hum rahain ya na rahain, ye azadari rahe</text:p>
              </table:table-cell>
              <table:table-cell>
                <text:p text:style-name="P3"><text:span text:style-name="T1">6</text:span></text:p>
              </table:table-cell>
            </table:table-row>
            <table:table-row table:style-name="ro2" table:default-cell-style-name="ce7">
              <table:table-cell>
                <text:p text:style-name="P3"><text:span text:style-name="T1">8</text:span></text:p>
              </table:table-cell>
              <table:table-cell table:style-name="ce8">
                <text:p text:style-name="P4">مجلسِ شاہؑ کی زنداں میں جو بنیاد رکھی<text:line-break/>اصل میں بی بی و سجادؑ کی خواہش تھی یہی<text:line-break/>یہ عزادار رہیں، یہ عزاداری رہے<text:line-break/><text:line-break/>ہم رہیں یا نہ رہیں یہ عزاداری رہے</text:p>
              </table:table-cell>
              <table:table-cell table:style-name="ce8">
                <text:p text:style-name="P4">اپنے گھر میں بھی عزا خانہ سجانا ہے مجھے<text:line-break/>اپنے بچّوں کو عزادار بنانا ہے مجھے<text:line-break/>تاكہ اِس نسل میں بھی، تعزیہ داری رہے<text:line-break/><text:line-break/>ہم رہیں یا نہ رہیں یہ عزاداری رہے</text:p>
              </table:table-cell>
              <table:table-cell>
                <text:p text:style-name="P3"><text:span text:style-name="T1">7</text:span></text:p>
              </table:table-cell>
              <table:table-cell table:style-name="ce9">
                <text:p text:style-name="P5">Apne ghar me bhi aza khana sajana hai mujhe,<text:line-break/>Apne bacchon ko azadar banana hai mujhe,<text:line-break/>Taake is nasl me bhi, tazia dari rahe,<text:line-break/><text:line-break/>Hum rahain ya na rahain, ye azadari rahe</text:p>
              </table:table-cell>
              <table:table-cell table:style-name="ce9">
                <text:p text:style-name="P5">Majlis-e-shah ki zindan me jo bunyad rakhi,<text:line-break/>Asl me bibi o sajjad ki khwaish thi yahi,<text:line-break/>Yeh azadar rahein yeh azadari rahe,<text:line-break/><text:line-break/>Hum rahain ya na rahain, ye azadari rahe</text:p>
              </table:table-cell>
              <table:table-cell>
                <text:p text:style-name="P3"><text:span text:style-name="T1">8</text:span></text:p>
              </table:table-cell>
            </table:table-row>
            <table:table-row table:style-name="ro2" table:default-cell-style-name="ce1">
              <table:table-cell/>
              <table:table-cell table:style-name="ce10" table:number-columns-spanned="2">
                <text:p text:style-name="P6">مجلس و ماتمِ شبیرؑ کی تبلیغ کرو<text:line-break/>بات یہ مظہر و عرفان زمانے سے کہو<text:line-break/>منکرِ بی بیؑ سے ہر حال میں بیزاری رہے<text:line-break/><text:line-break/>ہم رہیں یا نہ رہیں یہ عزاداری رہے</text:p>
              </table:table-cell>
              <table:covered-table-cell table:style-name="ce11"/>
              <table:table-cell table:style-name="ce12">
                <text:p text:style-name="P7"><text:span text:style-name="T1"/></text:p>
                <text:p text:style-name="P7"><text:span text:style-name="T1">9</text:span></text:p>
              </table:table-cell>
              <table:table-cell table:style-name="ce5" table:number-columns-spanned="2">
                <text:p text:style-name="P2">Majlis-o-matam-e-Shabbir ki tableeg karo,<text:line-break/>Baat ye Mazhar-o-Irfan zamane se kaho,<text:line-break/>Munkir-e-bibi se har haal me bezari rahe,<text:line-break/><text:line-break/>Hum rahain ya na rahain, ye azadari rahe</text:p>
              </table:table-cell>
              <table:covered-table-cell table:style-name="ce6"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442.93cm" fo:page-height="256.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21T13:13:21.866714700</dc:date>
    <meta:editing-duration>PT45M42S</meta:editing-duration>
    <meta:editing-cycles>13</meta:editing-cycles>
    <meta:generator>LibreOffice/25.2.4.3$Windows_X86_64 LibreOffice_project/33e196637044ead23f5c3226cde09b47731f7e27</meta:generator>
    <meta:document-statistic meta:object-count="1"/>
  </office:meta>
</office:document-meta>
</file>